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9338" officeooo:paragraph-rsid="000c9338"/>
    </style:style>
    <style:style style:name="P2" style:family="paragraph" style:parent-style-name="Standard">
      <style:paragraph-properties fo:text-align="start" style:justify-single-word="false"/>
      <style:text-properties officeooo:paragraph-rsid="000c9338"/>
    </style:style>
    <style:style style:name="P3" style:family="paragraph" style:parent-style-name="Standard">
      <style:paragraph-properties fo:text-align="start" style:justify-single-word="false"/>
      <style:text-properties officeooo:paragraph-rsid="0016e4b7"/>
    </style:style>
    <style:style style:name="P4" style:family="paragraph" style:parent-style-name="Standard">
      <style:paragraph-properties fo:text-align="start" style:justify-single-word="false"/>
      <style:text-properties officeooo:paragraph-rsid="00199aae"/>
    </style:style>
    <style:style style:name="P5" style:family="paragraph" style:parent-style-name="Standard">
      <style:paragraph-properties fo:text-align="start" style:justify-single-word="false"/>
      <style:text-properties officeooo:rsid="000effa1" officeooo:paragraph-rsid="000effa1"/>
    </style:style>
    <style:style style:name="P6" style:family="paragraph" style:parent-style-name="Standard">
      <style:paragraph-properties fo:text-align="start" style:justify-single-word="false"/>
      <style:text-properties officeooo:rsid="001031d7" officeooo:paragraph-rsid="001031d7"/>
    </style:style>
    <style:style style:name="P7" style:family="paragraph" style:parent-style-name="Standard">
      <style:paragraph-properties fo:text-align="start" style:justify-single-word="false"/>
      <style:text-properties officeooo:rsid="00116e8c" officeooo:paragraph-rsid="00116e8c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4b7" officeooo:paragraph-rsid="00199aae" style:font-size-asian="12pt" style:font-style-asian="normal" style:font-weight-asian="normal" style:font-size-complex="12pt" style:text-emphasize="none"/>
    </style:style>
    <style:style style:name="P9" style:family="paragraph" style:parent-style-name="Standard">
      <style:paragraph-properties fo:text-align="start" style:justify-single-word="false"/>
      <style:text-properties officeooo:rsid="001afca2" officeooo:paragraph-rsid="001afca2"/>
    </style:style>
    <style:style style:name="P10" style:family="paragraph" style:parent-style-name="Standard">
      <style:paragraph-properties fo:text-align="start" style:justify-single-word="false"/>
      <style:text-properties officeooo:rsid="001afca2" officeooo:paragraph-rsid="001da411"/>
    </style:style>
    <style:style style:name="P11" style:family="paragraph" style:parent-style-name="Standard">
      <style:paragraph-properties fo:text-align="start" style:justify-single-word="false"/>
      <style:text-properties officeooo:rsid="001d9ec7" officeooo:paragraph-rsid="001d9ec7"/>
    </style:style>
    <style:style style:name="P12" style:family="paragraph" style:parent-style-name="Standard">
      <style:paragraph-properties fo:text-align="start" style:justify-single-word="false"/>
      <style:text-properties officeooo:rsid="001b6c47" officeooo:paragraph-rsid="001caf36"/>
    </style:style>
    <style:style style:name="P13" style:family="paragraph" style:parent-style-name="Standard">
      <style:paragraph-properties fo:text-align="start" style:justify-single-word="false"/>
      <style:text-properties officeooo:rsid="001ec2c5" officeooo:paragraph-rsid="001ec2c5"/>
    </style:style>
    <style:style style:name="P14" style:family="paragraph" style:parent-style-name="Standard">
      <style:paragraph-properties fo:text-align="start" style:justify-single-word="false"/>
      <style:text-properties officeooo:rsid="001f6461" officeooo:paragraph-rsid="001f6461"/>
    </style:style>
    <style:style style:name="P15" style:family="paragraph" style:parent-style-name="Standard">
      <style:paragraph-properties fo:text-align="start" style:justify-single-word="false"/>
      <style:text-properties officeooo:rsid="00212241" officeooo:paragraph-rsid="00212241"/>
    </style:style>
    <style:style style:name="P16" style:family="paragraph" style:parent-style-name="Standard">
      <style:paragraph-properties fo:text-align="start" style:justify-single-word="false"/>
      <style:text-properties officeooo:rsid="00231b2c" officeooo:paragraph-rsid="00231b2c"/>
    </style:style>
    <style:style style:name="T1" style:family="text">
      <style:text-properties officeooo:rsid="000c9338"/>
    </style:style>
    <style:style style:name="T2" style:family="text">
      <style:text-properties officeooo:rsid="000dbca4"/>
    </style:style>
    <style:style style:name="T3" style:family="text">
      <style:text-properties officeooo:rsid="000effa1"/>
    </style:style>
    <style:style style:name="T4" style:family="text">
      <style:text-properties officeooo:rsid="0013e234"/>
    </style:style>
    <style:style style:name="T5" style:family="text">
      <style:text-properties officeooo:rsid="0014fd1f"/>
    </style:style>
    <style:style style:name="T6" style:family="text">
      <style:text-properties officeooo:rsid="0016e4b7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4b7" style:font-size-asian="12pt" style:font-style-asian="normal" style:font-weight-asian="normal" style:font-size-complex="12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f36" style:font-size-asian="12pt" style:font-style-asian="normal" style:font-weight-asian="normal" style:font-size-complex="12pt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f1f4" style:font-size-asian="12pt" style:font-style-asian="normal" style:font-weight-asian="normal" style:font-size-complex="12pt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ec7" style:font-size-asian="12pt" style:font-style-asian="normal" style:font-weight-asian="normal" style:font-size-complex="12pt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411" style:font-size-asian="12pt" style:font-style-asian="normal" style:font-weight-asian="normal" style:font-size-complex="12pt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461" style:font-size-asian="12pt" style:font-style-asian="normal" style:font-weight-asian="normal" style:font-size-complex="12pt" style:text-emphasize="none"/>
    </style:style>
    <style:style style:name="T14" style:family="text">
      <style:text-properties officeooo:rsid="00199aae"/>
    </style:style>
    <style:style style:name="T15" style:family="text">
      <style:text-properties officeooo:rsid="001afca2"/>
    </style:style>
    <style:style style:name="T16" style:family="text">
      <style:text-properties officeooo:rsid="001ca177"/>
    </style:style>
    <style:style style:name="T17" style:family="text">
      <style:text-properties officeooo:rsid="001caf36"/>
    </style:style>
    <style:style style:name="T18" style:family="text">
      <style:text-properties officeooo:rsid="001d9ec7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1d9ec7" style:font-size-asian="12pt" style:font-style-asian="normal" style:font-weight-asian="normal" style:font-size-complex="12pt" style:text-emphasize="none"/>
    </style:style>
    <style:style style:name="T20" style:family="text">
      <style:text-properties officeooo:rsid="001da411"/>
    </style:style>
    <style:style style:name="T21" style:family="text">
      <style:text-properties officeooo:rsid="0020f31b"/>
    </style:style>
    <style:style style:name="T22" style:family="text">
      <style:text-properties officeooo:rsid="00212241"/>
    </style:style>
    <style:style style:name="T23" style:family="text">
      <style:text-properties officeooo:rsid="00231b2c"/>
    </style:style>
    <style:style style:name="T24" style:family="text">
      <style:text-properties officeooo:rsid="0024b2ab"/>
    </style:style>
    <style:style style:name="T25" style:family="text">
      <style:text-properties officeooo:rsid="0026e5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тоговое аттестационное задание</text:p>
      <text:p text:style-name="P1">Подход к обеспечению качества сервиса гороскопов mail.ru</text:p>
      <text:p text:style-name="P1"/>
      <text:p text:style-name="P2"><text:span text:style-name="T1">1.horo.mail.ru — это сервис включающий в себя все возможные виды гороскопов(зодиакальный, китайский, зороастрийский, гороскоп друидов и т.д.), сонники, гадания онлайн, гадания на Таро т.п. В данном сервисе доступен </text:span><text:span text:style-name="T2">календарь с вводом даты рождения и выбором периода прогноза</text:span><text:span text:style-name="T1"> </text:span><text:span text:style-name="T2">в формате: вчера, сегодня, завтра, неделя, месяц и текущий год. </text:span><text:span text:style-name="T3">Гороскопом и в том числе данным сервисом пользуются или могут пользоваться </text:span><text:span text:style-name="T24">(по</text:span><text:span text:style-name="T3"> данным</text:span> на 2021 год<text:span text:style-name="T24">)</text:span> 71% россиян <text:span text:style-name="T24">которые</text:span> верят в гороскопы. То есть 2/3 наших сограждан допускают мысль о том, что Рыбы ранимые, а со Скорпионами лучше не связываться.</text:p>
      <text:p text:style-name="P5">2.<text:span text:style-name="T4">тестировать будем главную страницу сервиса гороскопов </text:span><text:a xlink:type="simple" xlink:href="https://horo.mail.ru/" text:style-name="Internet_20_link" text:visited-style-name="Visited_20_Internet_20_Link"><text:span text:style-name="T4">https://horo.mail.ru/</text:span></text:a><text:span text:style-name="T4"> :</text:span></text:p>
      <text:p text:style-name="P6">а) проверка работы всех ссылок на странице</text:p>
      <text:p text:style-name="P7">б) проверка форм: правильность работы валидации <text:span text:style-name="T5">по ссылке «регистрация»</text:span></text:p>
      <text:p text:style-name="P11"><text:span text:style-name="T20">в</text:span>) проверка с помощью <text:s/><text:span text:style-name="T8">Chrome devtools</text:span></text:p>
      <text:p text:style-name="P3"><text:span text:style-name="T6">3. на этой странице не будет тестироваться: </text:span>Формы обратной связи,Ссылки на пользовательские соглашения, <text:span text:style-name="T6">п</text:span>оиск<text:span text:style-name="T6">(</text:span>Результаты существуют/не существуют, <text:span text:style-name="T6">к</text:span>орректное сообщение о пустом результате, <text:span text:style-name="T6">п</text:span>устой поисковой запрос, <text:span text:style-name="T6">п</text:span>оиск по эмодзи<text:span text:style-name="T6">), в</text:span>сплывающие сообщения.</text:p>
      <text:p text:style-name="P3"><text:span text:style-name="T6">4. при тестировании использовались инструменты:</text:span><text:span text:style-name="T7">Link Checker by LinkResearchTools (LRT), </text:span><text:span text:style-name="T8">Chrome devtools. </text:span><text:span text:style-name="T9">Тестирование проводилось на </text:span><text:span text:style-name="T10">HP Pavilion 15 inch, разрешение экрана 1366х768, ОС linux mint 20.3 Cinnamon, </text:span><text:span text:style-name="T11">Google Chrome </text:span><text:span text:style-name="T19">Версия 97.0.4692.71 (Официальная сборка), (64 бит)</text:span></text:p>
      <text:p text:style-name="P8">5.<text:span text:style-name="T14">Функциональные требования к сервису гороскопов </text:span><text:a xlink:type="simple" xlink:href="https://horo.mail.ru/" text:style-name="Internet_20_link" text:visited-style-name="Visited_20_Internet_20_Link"><text:span text:style-name="T4">https://horo.mail.ru/</text:span></text:a><text:span text:style-name="T4"> :</text:span></text:p>
      <text:p text:style-name="P4"><text:span text:style-name="T14"><text:s text:c="2"/>1.Информативность — гостю сайта преподнести качественную и интересующую его информацию, и именно этот пользователь ещё </text:span>не однократно захочет вернуться на наш сайт и даже больше, он поделится этим сайтом со своими родными, близкими и друзьями, а также поместит сайт в избранное.</text:p>
      <text:p text:style-name="P4"><text:s text:c="2"/><text:span text:style-name="T14">2.Уникальность — одно из главных требований сайта. Его продвигают поисковые системы, </text:span>именно они увеличивают количество гостей на сайтах. <text:span text:style-name="T14">Не допустить чтобы система спустила сайт глубоко вниз или убрала сайт.</text:span></text:p>
      <text:p text:style-name="P4"><text:s text:c="2"/><text:span text:style-name="T14">3.Скорость загрузки сайта — первое что оценивает посетитель, зайдя на сайт, если сайт долго загружается или загружает контент, люди не любят ждать, могут отказаться и закрыть сайт. </text:span><text:span text:style-name="T15">Для поддержания скорости загрузки на хорошем уровне, не рекомендуется нагружать движок дополнительными вещами, и нужно помнить про выбор надежного хостинга.</text:span></text:p>
      <text:p text:style-name="P4"><text:s text:c="2"/><text:span text:style-name="T15">4.Навигация — посетитель сайта мог свободно ориентироваться в структуре и навигации сайта и быстро находить интересующую его информацию.</text:span></text:p>
      <text:p text:style-name="P4"><text:s text:c="2"/><text:span text:style-name="T15">5.Возраст домена — чем старше имя домена, тем оно больше внушает доверия и пользуется большей популярностью. Чем старше домен — тем выше в поисковой системе.</text:span></text:p>
      <text:p text:style-name="P4"><text:span text:style-name="T15"><text:s text:c="2"/>6. Вирусы - </text:span>если вдруг на сайте появится вирус, то есть вероятность, что сайт может работать некорректно. <text:span text:style-name="T15">Поисковая система будет </text:span>уведомлять посетителей о том, что сайт не внушает доверия и на нем возможно есть вирус, от этого количество пользователей резко уменьшится.</text:p>
      <text:p text:style-name="P9">6.<text:span text:style-name="T18">Тестирование функциональных требований:</text:span></text:p>
      <text:p text:style-name="P9"><text:s text:c="2"/><text:span text:style-name="T18">1.Ссылки: внутренние, внешние,ссылки на электронную почту, битые. (https://github.com/VeniaminVershinin/final-attestation-task-horo.mai.rul-/blob/main/LinkResearchTools-LinkCheck_%D1%81%D1%81%D1%8B%D0%BB%D0%BA%D0%B8_horo_mail_ru-.xlsx)</text:span></text:p>
      <text:p text:style-name="P9"><text:s text:c="2"/><text:span text:style-name="T18">2.Проверка регистрации нового пользователя, валидация (https://github.com/VeniaminVershinin/final-attestation-task-horo.mai.rul-/blob/main/TestCase%2CTS.ods)</text:span></text:p>
      <text:p text:style-name="P10"><text:soft-page-break/><text:s text:c="2"/><text:span text:style-name="T18">3.</text:span><text:span text:style-name="T20">В <text:s/></text:span><text:span text:style-name="T8">Chrome devtools </text:span><text:span text:style-name="T12">прогоняем сайт в Lighthouse версия для десктоп и мобильная версия. Общая информация о сайте в данный момент(</text:span><text:a xlink:type="simple" xlink:href="https://github.com/VeniaminVershinin/final-attestation-task-horo.mai.rul-/blob/main/horo.mail.ru-лайтхаус_десктоп.json" text:style-name="Internet_20_link" text:visited-style-name="Visited_20_Internet_20_Link">https://github.com/VeniaminVershinin/final-attestation-task-horo.mai.rul-/blob/main/horo.mail.ru-%D0%BB%D0%B0%D0%B9%D1%82%D1%85%D0%B0%D1%83%D1%81_%D0%B4%D0%B5%D1%81%D0%BA%D1%82%D0%BE%D0%BF.json</text:a><text:a xlink:type="simple" xlink:href="https://github.com/VeniaminVershinin/final-attestation-task-horo.mai.rul-/blob/main/horo.mail.ru-лайтхаус_десктоп.json(десктоп" text:style-name="Internet_20_link" text:visited-style-name="Visited_20_Internet_20_Link"> </text:a><text:a xlink:type="simple" xlink:href="https://github.com/VeniaminVershinin/final-attestation-task-horo.mai.rul-/blob/main/horo.mail.ru-лайтхаус_десктоп.json(десктоп" text:style-name="Internet_20_link" text:visited-style-name="Visited_20_Internet_20_Link"><text:span text:style-name="T13">(десктоп</text:span></text:a><text:span text:style-name="T13"> версия)</text:span><text:span text:style-name="T12">)</text:span><text:span text:style-name="T13">(</text:span><text:a xlink:type="simple" xlink:href="https://github.com/VeniaminVershinin/final-attestation-task-horo.mai.rul-/blob/main/horo.mail.ru-лайтхаус_мобайл.json" text:style-name="Internet_20_link" text:visited-style-name="Visited_20_Internet_20_Link">https://github.com/VeniaminVershinin/final-attestation-task-horo.mai.rul-/blob/main/horo.mail.ru-%D0%BB%D0%B0%D0%B9%D1%82%D1%85%D0%B0%D1%83%D1%81_%D0%BC%D0%BE%D0%B1%D0%B0%D0%B9%D0%BB.json</text:a><text:a xlink:type="simple" xlink:href="https://github.com/VeniaminVershinin/final-attestation-task-horo.mai.rul-/blob/main/horo.mail.ru-лайтхаус_мобайл.json(мобильная" text:style-name="Internet_20_link" text:visited-style-name="Visited_20_Internet_20_Link"> (мобильная</text:a><text:span text:style-name="T13"> версия))</text:span></text:p>
      <text:p text:style-name="P12">7.<text:span text:style-name="T16">Анализ времени загрузки сайта: мобильная версия (first contentful paint-1,7 s, </text:span><text:span text:style-name="T17">full- 38,9 s), десктоп версия ( </text:span><text:span text:style-name="T16">first contentful paint-</text:span><text:span text:style-name="T17">0,8 s, full — 28,3 s)</text:span></text:p>
      <text:p text:style-name="P13">8.<text:span text:style-name="T21">Не верное отображение текущей даты на сайте(https://github.com/VeniaminVershinin/final-attestation-task-horo.mai.rul-/blob/main/%D0%BE%D1%82%D1%87%D0%B5%D1%82_%D0%BE%D0%B1_%D0%BE%D1%88%D0%B8%D0%B1%D0%BA%D0%B5(%D0%B4%D0%B0%D1%82%D0%B0).odt) </text:span></text:p>
      <text:p text:style-name="P14">9.<text:span text:style-name="T22">В ходе тестирования был применен метод 3 тестовых сценариев, который проверял главную страницу </text:span><text:a xlink:type="simple" xlink:href="https://horo.mail.ru/" text:style-name="Internet_20_link" text:visited-style-name="Visited_20_Internet_20_Link"><text:span text:style-name="T22">https://horo.mail.ru/</text:span></text:a></text:p>
      <text:p text:style-name="P15">Суть тестирования заключается в проверке работы главной страницы сервиса — работа ссылок, валидация полей при регистрации <text:span text:style-name="T23">и проверили главные показатели сайта.</text:span></text:p>
      <text:p text:style-name="P16">По результатам тестирования сайта <text:a xlink:type="simple" xlink:href="https://horo.mail.ru/" text:style-name="Internet_20_link" text:visited-style-name="Visited_20_Internet_20_Link">https://horo.mail.ru/</text:a> <text:s/>в период испытаний был выявлен 1 дефект. <text:span text:style-name="T25">Список файлов https://github.com/VeniaminVershinin/final-attestation-task-horo.mai.rul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5:14:59.143359212</meta:creation-date>
    <dc:date>2022-01-31T15:30:21.044163952</dc:date>
    <meta:editing-duration>PT1H18M1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511" meta:character-count="4745" meta:non-whitespace-character-count="4228"/>
  </office:meta>
</office:document-meta>
</file>